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FF0000" fo:font-size="12pt" style:font-size-asian="12pt" style:font-size-complex="12pt"/>
    </style:style>
    <style:style style:name="P2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T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4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rmale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e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nalisi di dominio</text:p>
      <text:p text:style-name="P2">Per ottimizzare l'efficienza e semplificare la gestione delle risorse universitarie, si vuole realizzare sistema informatico, installabile da tutti gli utenti sul proprio dispositivo. Il software sarà progettato con un'interfaccia utente user-friendly, garantendo così che anche gli utenti meno esperti possano trarre vantaggio da tutte le sue potenzialità.</text:p>
      <text:p text:style-name="P3">Al momento della prima registrazione, gli utenti sono invitati a fornire informazioni chiave come matricola, nome, cognome, email d'istituto, indirizzo di studi e una password sicura. Dopo la registrazione iniziale, per gli accessi successivi, sarà sufficiente inserire la matricola associata all'account e la password specificata durante la fase di registrazione</text:p>
      <text:p text:style-name="P4">Il sistema deve permettere agli utenti<text:s/>la prenotazione di risorse quali colloqui con i professori, risorse fornite dai docenti, postazioni nei laboratori e intere aule di laboratorio da parte dei soli professori.<text:s/>Per prenotare una risorsa, gli utenti devono specificare la data desiderata, l'orario di inizio e l'orario di fine della prenotazione. Inoltre, per quanto riguarda la prenotazione di intere aule di laboratorio da parte dei professori, è previsto un meccanismo che consenta la prenotazione<text:s/>a patto che queste<text:s/>siano state<text:s/>prenotati da un numero di persone minore della metà della capienza totale.<text:s/>Se il numero di prenotazioni è inferiore alla metà della capienza totale dell'aula, il professore può procedere con la prenotazione, e in tal caso le prenotazioni individuali vengono cancellate e gli utenti interessati vengono notificati.<text:s/>Per quanto riguarda la prenotazione di colloqui con i professori, essi metteranno a disposizione degli utenti<text:s/>solo alcune<text:s/>ora a settimana in cui sarà possibile effettuare ricevimenti e gli utenti potranno prenotarsi solo negli orari<text:s/>pre+stabiliti dal docente.</text:p>
      <text:p text:style-name="P5">Sarà possibile anche affittare delle risorse quali<text:s/>domini, server database, o altre risorse portate dai professori. L’affitto dei domini e dei server sarà a pagamento. Professori e ricercatori avranno accesso a delle tariffe agevolate. Anche in questo caso andrà specificata la data di inizio e di fine dell’affitto e pochi giorni prima della scadenza, se quella risorsa non è già stata prenotata da altri utenti, verrà inviata una notifica in cui si ricorda la scadenza e si offre la possibilità di rinnovare il periodo d’affitto.</text:p>
      <text:p text:style-name="P6">Data la presenza dei pagamenti, Gli utenti avranno accesso a una sezione dedicata dove potranno visualizzare in dettaglio il loro storico<text:s/>per monitorare le spese sostenute e quelle ancora da sostenere.</text:p>
      <text:p text:style-name="Normale"><text:span text:style-name="T7">Come anticipato sopra<text:s/></text:span><text:span text:style-name="T8">i professori<text:s/></text:span><text:span text:style-name="T9">potranno portare delle risorse (es. CPU, FPGA…) in università e renderle disponibili all’utilizzo da parte degli studenti.<text:s/></text:span><text:span text:style-name="T10"><text:s/>I proprietari delle risorse avranno il controllo totale sulla gestione delle loro risorse. Possono scegliere di rendere le risorse affittabili o prenotabili in base alle proprie preferenze.</text:span><text:span text:style-name="T11"><text:s/></text:span><text:span text:style-name="T12">(una risorsa affitabile potrebbe avere un prezzo?)</text:span><text:span text:style-name="T13">. Un professore può anche decidere di rimuovere una risorsa da lui precedentemente messa a disposizione.</text:span></text:p>
      <text:p text:style-name="P14">Il sistema deve anche permettere lo scambio di messaggi tra i vari utenti. Si richiede quindi la presenza di un sistema di messaggistica.</text:p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style:vertical-align="baseline" fo:margin-bottom="0in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e De Vittorio</meta:initial-creator>
    <dc:creator>Davide De Vittorio</dc:creator>
    <meta:creation-date>2023-12-17T17:31:00Z</meta:creation-date>
    <dc:date>2023-12-17T18:32:00Z</dc:date>
    <meta:template xlink:href="Normal" xlink:type="simple"/>
    <meta:editing-cycles>6</meta:editing-cycles>
    <meta:editing-duration>PT3480S</meta:editing-duration>
    <meta:document-statistic meta:page-count="2" meta:paragraph-count="6" meta:word-count="481" meta:character-count="3222" meta:row-count="22" meta:non-whitespace-character-count="2747"/>
  </office:meta>
</office:document-meta>
</file>